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Bus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Bus_Type</text:p>
          </table:table-cell>
          <table:table-cell office:value-type="string" table:style-name="ce1">
            <text:p>Area</text:p>
          </table:table-cell>
          <table:table-cell office:value-type="string" table:style-name="ce1">
            <text:p>V_Nom (kV)</text:p>
          </table:table-cell>
          <table:table-cell office:value-type="string" table:style-name="ce1">
            <text:p>V_max (pu)</text:p>
          </table:table-cell>
          <table:table-cell office:value-type="string" table:style-name="ce1">
            <text:p>V_min (pu)</text:p>
          </table:table-cell>
          <table:table-cell office:value-type="string" table:style-name="ce1">
            <text:p>V_init_re (pu)</text:p>
          </table:table-cell>
          <table:table-cell office:value-type="string" table:style-name="ce1">
            <text:p>V_init_im (pu)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06475392147023" table:style-name="ce1">
            <text:p>1.040647539</text:p>
          </table:table-cell>
          <table:table-cell office:value-type="float" office:value="-1.5299566215563243E-2" table:style-name="ce1">
            <text:p>-0.01529956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20973375782989" table:style-name="ce1">
            <text:p>1.002097338</text:p>
          </table:table-cell>
          <table:table-cell office:value-type="float" office:value="-8.909280845548094E-2" table:style-name="ce1">
            <text:p>-0.08909280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20439968616078" table:style-name="ce1">
            <text:p>1.042043997</text:p>
          </table:table-cell>
          <table:table-cell office:value-type="float" office:value="1.3388259957356166E-2" table:style-name="ce1">
            <text:p>0.0133882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20469094049199" table:style-name="ce1">
            <text:p>1.062046909</text:p>
          </table:table-cell>
          <table:table-cell office:value-type="float" office:value="-2.619883820817049E-2" table:style-name="ce1">
            <text:p>-0.02619883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392223339161" table:style-name="ce1">
            <text:p>1.041392223</text:p>
          </table:table-cell>
          <table:table-cell office:value-type="float" office:value="-3.1877446082126511E-2" table:style-name="ce1">
            <text:p>-0.03187744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06923597156848" table:style-name="ce1">
            <text:p>1.05069236</text:p>
          </table:table-cell>
          <table:table-cell office:value-type="float" office:value="3.6896623627180637E-2" table:style-name="ce1">
            <text:p>0.03689662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19743642529425" table:style-name="ce1">
            <text:p>1.071974364</text:p>
          </table:table-cell>
          <table:table-cell office:value-type="float" office:value="1.3550128578725484E-2" table:style-name="ce1">
            <text:p>0.01355012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71639762756735" table:style-name="ce1">
            <text:p>1.047163976</text:p>
          </table:table-cell>
          <table:table-cell office:value-type="float" office:value="2.65302994804218E-2" table:style-name="ce1">
            <text:p>0.02653029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35691508350153" table:style-name="ce1">
            <text:p>1.053569151</text:p>
          </table:table-cell>
          <table:table-cell office:value-type="float" office:value="-1.5283546996179736E-2" table:style-name="ce1">
            <text:p>-0.01528354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55399649841919" table:style-name="ce1">
            <text:p>1.035539965</text:p>
          </table:table-cell>
          <table:table-cell office:value-type="float" office:value="-2.6929637675258663E-4" table:style-name="ce1">
            <text:p>-0.000269296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62045526201112" table:style-name="ce1">
            <text:p>1.076204553</text:p>
          </table:table-cell>
          <table:table-cell office:value-type="float" office:value="-3.0264134214382003E-2" table:style-name="ce1">
            <text:p>-0.03026413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22" table:style-name="ce1">
            <text:p>1.04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802640443442739" table:style-name="ce1">
            <text:p>1.080264044</text:p>
          </table:table-cell>
          <table:table-cell office:value-type="float" office:value="1.7758451423275898E-2" table:style-name="ce1">
            <text:p>0.01775845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30168320879838" table:style-name="ce1">
            <text:p>1.063016832</text:p>
          </table:table-cell>
          <table:table-cell office:value-type="float" office:value="-2.0266198400969375E-2" table:style-name="ce1">
            <text:p>-0.02026619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1119349807751" table:style-name="ce1">
            <text:p>1.043111935</text:p>
          </table:table-cell>
          <table:table-cell office:value-type="float" office:value="1.5015308876714418E-2" table:style-name="ce1">
            <text:p>0.01501530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2674557047348" table:style-name="ce1">
            <text:p>1.043267456</text:p>
          </table:table-cell>
          <table:table-cell office:value-type="float" office:value="1.4627808016550215E-2" table:style-name="ce1">
            <text:p>0.01462780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27768880705031" table:style-name="ce1">
            <text:p>1.062776888</text:p>
          </table:table-cell>
          <table:table-cell office:value-type="float" office:value="-2.3650111694813441E-2" table:style-name="ce1">
            <text:p>-0.02365011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371985648336277" table:style-name="ce1">
            <text:p>1.037198565</text:p>
          </table:table-cell>
          <table:table-cell office:value-type="float" office:value="-2.5419229080809125E-2" table:style-name="ce1">
            <text:p>-0.02541922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68737258533884" table:style-name="ce1">
            <text:p>1.006873726</text:p>
          </table:table-cell>
          <table:table-cell office:value-type="float" office:value="-5.1108209576501529E-2" table:style-name="ce1">
            <text:p>-0.051108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0.99837465670693559" table:style-name="ce1">
            <text:p>0.998374657</text:p>
          </table:table-cell>
          <table:table-cell office:value-type="float" office:value="-8.4686991003980694E-2" table:style-name="ce1">
            <text:p>-0.08468699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79127745106545" table:style-name="ce1">
            <text:p>1.057912775</text:p>
          </table:table-cell>
          <table:table-cell office:value-type="float" office:value="-2.9356156546263949E-2" table:style-name="ce1">
            <text:p>-0.02935615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18295006014393" table:style-name="ce1">
            <text:p>1.041829501</text:p>
          </table:table-cell>
          <table:table-cell office:value-type="float" office:value="1.0200865431615521E-3" table:style-name="ce1">
            <text:p>0.00102008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018566709240968" table:style-name="ce1">
            <text:p>1.001856671</text:p>
          </table:table-cell>
          <table:table-cell office:value-type="float" office:value="-8.469176952269955E-2" table:style-name="ce1">
            <text:p>-0.08469177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4657771560617" table:style-name="ce1">
            <text:p>1.044465777</text:p>
          </table:table-cell>
          <table:table-cell office:value-type="float" office:value="1.7357777789346166E-2" table:style-name="ce1">
            <text:p>0.01735777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33781848594312" table:style-name="ce1">
            <text:p>1.043378185</text:p>
          </table:table-cell>
          <table:table-cell office:value-type="float" office:value="1.0398473899511089E-2" table:style-name="ce1">
            <text:p>0.010398474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43794644749811" table:style-name="ce1">
            <text:p>1.044379464</text:p>
          </table:table-cell>
          <table:table-cell office:value-type="float" office:value="9.2016619668172234E-3" table:style-name="ce1">
            <text:p>0.009201662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521188662313701" table:style-name="ce1">
            <text:p>1.052118866</text:p>
          </table:table-cell>
          <table:table-cell office:value-type="float" office:value="-3.5273721380323482E-2" table:style-name="ce1">
            <text:p>-0.03527372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77010479827675" table:style-name="ce1">
            <text:p>1.047701048</text:p>
          </table:table-cell>
          <table:table-cell office:value-type="float" office:value="-2.5854099400493581E-2" table:style-name="ce1">
            <text:p>-0.025854099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407383159013424" table:style-name="ce1">
            <text:p>1.040738316</text:p>
          </table:table-cell>
          <table:table-cell office:value-type="float" office:value="-3.2639245010226782E-2" table:style-name="ce1">
            <text:p>-0.03263924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713275903888715" table:style-name="ce1">
            <text:p>1.07132759</text:p>
          </table:table-cell>
          <table:table-cell office:value-type="float" office:value="-1.8071648280514802E-2" table:style-name="ce1">
            <text:p>-0.018071648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10" table:style-name="ce1">
            <text:p>110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9" table:style-name="ce1">
            <text:p>0.9</text:p>
          </table:table-cell>
          <table:table-cell office:value-type="float" office:value="1.0621688794083002" table:style-name="ce1">
            <text:p>1.062168879</text:p>
          </table:table-cell>
          <table:table-cell office:value-type="float" office:value="-2.6921584584049876E-2" table:style-name="ce1">
            <text:p>-0.026921585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54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 (pu)</text:p>
          </table:table-cell>
          <table:table-cell office:value-type="string" table:style-name="ce1">
            <text:p>b (pu)</text:p>
          </table:table-cell>
          <table:table-cell office:value-type="string" table:style-name="ce1">
            <text:p>g_sh (pu)</text:p>
          </table:table-cell>
          <table:table-cell office:value-type="string" table:style-name="ce1">
            <text:p>b_sh (pu)</text:p>
          </table:table-cell>
          <table:table-cell office:value-type="string" table:style-name="ce1">
            <text:p>RATE_A</text:p>
          </table:table-cell>
          <table:table-cell office:value-type="string" table:style-name="ce1">
            <text:p>br_status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2.4785381786613487" table:style-name="ce1">
            <text:p>2.478538179</text:p>
          </table:table-cell>
          <table:table-cell office:value-type="float" office:value="-8.4683731637118065" table:style-name="ce1">
            <text:p>-8.468373164</text:p>
          </table:table-cell>
          <table:table-cell office:value-type="float" office:value="0" table:style-name="ce1">
            <text:p>0</text:p>
          </table:table-cell>
          <table:table-cell office:value-type="float" office:value="1.0529999999999999E-2" table:style-name="ce1">
            <text:p>0.01053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3.5677849445076135" table:style-name="ce1">
            <text:p>3.567784945</text:p>
          </table:table-cell>
          <table:table-cell office:value-type="float" office:value="-12.189935926825029" table:style-name="ce1">
            <text:p>-12.18993593</text:p>
          </table:table-cell>
          <table:table-cell office:value-type="float" office:value="0" table:style-name="ce1">
            <text:p>0</text:p>
          </table:table-cell>
          <table:table-cell office:value-type="float" office:value="7.3099999999999997E-3" table:style-name="ce1">
            <text:p>0.0073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.4383436061637309" table:style-name="ce1">
            <text:p>2.438343606</text:p>
          </table:table-cell>
          <table:table-cell office:value-type="float" office:value="-8.4009964946158018" table:style-name="ce1">
            <text:p>-8.400996495</text:p>
          </table:table-cell>
          <table:table-cell office:value-type="float" office:value="0" table:style-name="ce1">
            <text:p>0</text:p>
          </table:table-cell>
          <table:table-cell office:value-type="float" office:value="1.0619999999999999E-2" table:style-name="ce1">
            <text:p>0.0106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office:value-type="float" office:value="4.4503302534422753" table:style-name="ce1">
            <text:p>4.450330253</text:p>
          </table:table-cell>
          <table:table-cell office:value-type="float" office:value="-15.576142765964821" table:style-name="ce1">
            <text:p>-15.57614277</text:p>
          </table:table-cell>
          <table:table-cell office:value-type="float" office:value="0" table:style-name="ce1">
            <text:p>0</text:p>
          </table:table-cell>
          <table:table-cell office:value-type="float" office:value="5.6299999999999996E-3" table:style-name="ce1">
            <text:p>0.00563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3.9025943666752085" table:style-name="ce1">
            <text:p>3.902594367</text:p>
          </table:table-cell>
          <table:table-cell office:value-type="float" office:value="-13.659100463490056" table:style-name="ce1">
            <text:p>-13.65910046</text:p>
          </table:table-cell>
          <table:table-cell office:value-type="float" office:value="0" table:style-name="ce1">
            <text:p>0</text:p>
          </table:table-cell>
          <table:table-cell office:value-type="float" office:value="6.4900000000000001E-3" table:style-name="ce1">
            <text:p>0.00649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7.8969575232041116" table:style-name="ce1">
            <text:p>7.896957523</text:p>
          </table:table-cell>
          <table:table-cell office:value-type="float" office:value="-17.456422759487147" table:style-name="ce1">
            <text:p>-17.45642276</text:p>
          </table:table-cell>
          <table:table-cell office:value-type="float" office:value="0" table:style-name="ce1">
            <text:p>0</text:p>
          </table:table-cell>
          <table:table-cell office:value-type="float" office:value="4.4900000000000001E-3" table:style-name="ce1">
            <text:p>0.00449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4.0499999999999998E-3" table:style-name="ce1">
            <text:p>0.00405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3.621573810158818" table:style-name="ce1">
            <text:p>23.62157381</text:p>
          </table:table-cell>
          <table:table-cell office:value-type="float" office:value="-80.082867670744406" table:style-name="ce1">
            <text:p>-80.08286767</text:p>
          </table:table-cell>
          <table:table-cell office:value-type="float" office:value="0" table:style-name="ce1">
            <text:p>0</text:p>
          </table:table-cell>
          <table:table-cell office:value-type="float" office:value="1.1100000000000001E-3" table:style-name="ce1">
            <text:p>0.0011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2" table:style-name="ro1"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office:value-type="float" office:value="6.2061633951687938" table:style-name="ce1">
            <text:p>6.206163395</text:p>
          </table:table-cell>
          <table:table-cell office:value-type="float" office:value="-44.994715560587146" table:style-name="ce1">
            <text:p>-44.99471556</text:p>
          </table:table-cell>
          <table:table-cell office:value-type="float" office:value="0" table:style-name="ce1">
            <text:p>0</text:p>
          </table:table-cell>
          <table:table-cell office:value-type="float" office:value="3.96E-3" table:style-name="ce1">
            <text:p>0.00396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office:value-type="float" office:value="22.417470414684981" table:style-name="ce1">
            <text:p>22.41747041</text:p>
          </table:table-cell>
          <table:table-cell office:value-type="float" office:value="-78.187877233653936" table:style-name="ce1">
            <text:p>-78.18787723</text:p>
          </table:table-cell>
          <table:table-cell office:value-type="float" office:value="0" table:style-name="ce1">
            <text:p>0</text:p>
          </table:table-cell>
          <table:table-cell office:value-type="float" office:value="1.1199999999999999E-3" table:style-name="ce1">
            <text:p>0.0011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2.9640678940014604" table:style-name="ce1">
            <text:p>2.964067894</text:p>
          </table:table-cell>
          <table:table-cell office:value-type="float" office:value="-6.5521446376560881" table:style-name="ce1">
            <text:p>-6.552144638</text:p>
          </table:table-cell>
          <table:table-cell office:value-type="float" office:value="0" table:style-name="ce1">
            <text:p>0</text:p>
          </table:table-cell>
          <table:table-cell office:value-type="float" office:value="1.201E-2" table:style-name="ce1">
            <text:p>0.01201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16.575270948700311" table:style-name="ce1">
            <text:p>16.57527095</text:p>
          </table:table-cell>
          <table:table-cell office:value-type="float" office:value="-56.632312118096067" table:style-name="ce1">
            <text:p>-56.63231212</text:p>
          </table:table-cell>
          <table:table-cell office:value-type="float" office:value="0" table:style-name="ce1">
            <text:p>0</text:p>
          </table:table-cell>
          <table:table-cell office:value-type="float" office:value="1.57E-3" table:style-name="ce1">
            <text:p>0.00157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2" table:style-name="ro1"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10.718418047237046" table:style-name="ce1">
            <text:p>10.71841805</text:p>
          </table:table-cell>
          <table:table-cell office:value-type="float" office:value="-37.514432720986704" table:style-name="ce1">
            <text:p>-37.51443272</text:p>
          </table:table-cell>
          <table:table-cell office:value-type="float" office:value="0" table:style-name="ce1">
            <text:p>0</text:p>
          </table:table-cell>
          <table:table-cell office:value-type="float" office:value="2.3400000000000001E-3" table:style-name="ce1">
            <text:p>0.00234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0.33403171891397326" table:style-name="ce1">
            <text:p>0.334031719</text:p>
          </table:table-cell>
          <table:table-cell office:value-type="float" office:value="-1.0215979096122989" table:style-name="ce1">
            <text:p>-1.021597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3005357718721569" table:style-name="ce1">
            <text:p>1.30053577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98083034072015207" table:style-name="ce1">
            <text:p>0.980830341</text:p>
          </table:table-cell>
          <table:table-cell office:value-type="float" office:value="-5.3102951973848569" table:style-name="ce1">
            <text:p>-5.31029519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5341553853248966" table:style-name="ce1">
            <text:p>6.53415538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office:value-type="float" office:value="8.4049993923483672" table:style-name="ce1">
            <text:p>8.404999392</text:p>
          </table:table-cell>
          <table:table-cell office:value-type="float" office:value="-43.075515947860495" table:style-name="ce1">
            <text:p>-43.07551595</text:p>
          </table:table-cell>
          <table:table-cell office:value-type="float" office:value="0" table:style-name="ce1">
            <text:p>0</text:p>
          </table:table-cell>
          <table:table-cell office:value-type="float" office:value="3.5520000000000003E-2" table:style-name="ce1">
            <text:p>0.03552</text:p>
          </table:table-cell>
          <table:table-cell office:value-type="float" office:value="3.11" table:style-name="ce1">
            <text:p>3.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0.47618266926716651" table:style-name="ce1">
            <text:p>0.476182669</text:p>
          </table:table-cell>
          <table:table-cell office:value-type="float" office:value="-5.564822675185841" table:style-name="ce1">
            <text:p>-5.5648226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.7580567528761826" table:style-name="ce1">
            <text:p>6.75805675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office:value-type="float" office:value="0.26990544563064695" table:style-name="ce1">
            <text:p>0.269905446</text:p>
          </table:table-cell>
          <table:table-cell office:value-type="float" office:value="-1.3549557244289665" table:style-name="ce1">
            <text:p>-1.3549557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6717112588541632" table:style-name="ce1">
            <text:p>1.67171125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office:value-type="float" office:value="7.7894275732971119" table:style-name="ce1">
            <text:p>7.789427573</text:p>
          </table:table-cell>
          <table:table-cell office:value-type="float" office:value="-26.354381002037879" table:style-name="ce1">
            <text:p>-26.354381</text:p>
          </table:table-cell>
          <table:table-cell office:value-type="float" office:value="0" table:style-name="ce1">
            <text:p>0</text:p>
          </table:table-cell>
          <table:table-cell office:value-type="float" office:value="3.4099999999999998E-3" table:style-name="ce1">
            <text:p>0.0034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0.32147472466464366" table:style-name="ce1">
            <text:p>0.321474725</text:p>
          </table:table-cell>
          <table:table-cell office:value-type="float" office:value="-1.1880629802709526" table:style-name="ce1">
            <text:p>-1.1880629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4892569050867122" table:style-name="ce1">
            <text:p>1.48925690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0.42901520987988945" table:style-name="ce1">
            <text:p>0.42901521</text:p>
          </table:table-cell>
          <table:table-cell office:value-type="float" office:value="-1.5616354018429222" table:style-name="ce1">
            <text:p>-1.5616354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9595912840420897" table:style-name="ce1">
            <text:p>1.95959128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office:value-type="float" office:value="3.4125805635607689" table:style-name="ce1">
            <text:p>3.412580564</text:p>
          </table:table-cell>
          <table:table-cell office:value-type="float" office:value="-11.9440396877522" table:style-name="ce1">
            <text:p>-11.94403969</text:p>
          </table:table-cell>
          <table:table-cell office:value-type="float" office:value="0" table:style-name="ce1">
            <text:p>0</text:p>
          </table:table-cell>
          <table:table-cell office:value-type="float" office:value="7.3099999999999997E-3" table:style-name="ce1">
            <text:p>0.0073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office:value-type="float" office:value="0.95421207636022587" table:style-name="ce1">
            <text:p>0.954212076</text:p>
          </table:table-cell>
          <table:table-cell office:value-type="float" office:value="-3.2506173604281163" table:style-name="ce1">
            <text:p>-3.250617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.0992190256056675" table:style-name="ce1">
            <text:p>4.09921902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31125716758999711" table:style-name="ce1">
            <text:p>0.311257168</text:p>
          </table:table-cell>
          <table:table-cell office:value-type="float" office:value="-1.7521800195528754" table:style-name="ce1">
            <text:p>-1.7521800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1533340581514526" table:style-name="ce1">
            <text:p>2.15333405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8.009499266129632" table:style-name="ce1">
            <text:p>8.009499266</text:p>
          </table:table-cell>
          <table:table-cell office:value-type="float" office:value="-83.298792367748163" table:style-name="ce1">
            <text:p>-83.29879237</text:p>
          </table:table-cell>
          <table:table-cell office:value-type="float" office:value="0" table:style-name="ce1">
            <text:p>0</text:p>
          </table:table-cell>
          <table:table-cell office:value-type="float" office:value="0.3377" table:style-name="ce1">
            <text:p>0.3377</text:p>
          </table:table-cell>
          <table:table-cell office:value-type="float" office:value="13.3" table:style-name="ce1">
            <text:p>13.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2" table:style-name="ro1"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office:value-type="float" office:value="3.8250830431493053" table:style-name="ce1">
            <text:p>3.825083043</text:p>
          </table:table-cell>
          <table:table-cell office:value-type="float" office:value="-13.069026004480918" table:style-name="ce1">
            <text:p>-13.069026</text:p>
          </table:table-cell>
          <table:table-cell office:value-type="float" office:value="0" table:style-name="ce1">
            <text:p>0</text:p>
          </table:table-cell>
          <table:table-cell office:value-type="float" office:value="6.8199999999999997E-3" table:style-name="ce1">
            <text:p>0.0068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office:value-type="float" office:value="0.31541235525364963" table:style-name="ce1">
            <text:p>0.315412355</text:p>
          </table:table-cell>
          <table:table-cell office:value-type="float" office:value="-0.93318245517102272" table:style-name="ce1">
            <text:p>-0.9331824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.1919074668770555" table:style-name="ce1">
            <text:p>1.19190746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2.16E-3" table:style-name="ce1">
            <text:p>0.0021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office:value-type="float" office:value="5.6829790621395899" table:style-name="ce1">
            <text:p>5.682979062</text:p>
          </table:table-cell>
          <table:table-cell office:value-type="float" office:value="-19.41683489623372" table:style-name="ce1">
            <text:p>-19.4168349</text:p>
          </table:table-cell>
          <table:table-cell office:value-type="float" office:value="0" table:style-name="ce1">
            <text:p>0</text:p>
          </table:table-cell>
          <table:table-cell office:value-type="float" office:value="4.6100000000000004E-3" table:style-name="ce1">
            <text:p>0.0046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office:value-type="float" office:value="13.46910868340923" table:style-name="ce1">
            <text:p>13.46910868</text:p>
          </table:table-cell>
          <table:table-cell office:value-type="float" office:value="-47.141916448589924" table:style-name="ce1">
            <text:p>-47.14191645</text:p>
          </table:table-cell>
          <table:table-cell office:value-type="float" office:value="0" table:style-name="ce1">
            <text:p>0</text:p>
          </table:table-cell>
          <table:table-cell office:value-type="float" office:value="1.8600000000000001E-3" table:style-name="ce1">
            <text:p>0.0018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5.8314903393022144" table:style-name="ce1">
            <text:p>5.831490339</text:p>
          </table:table-cell>
          <table:table-cell office:value-type="float" office:value="-20.410126071652581" table:style-name="ce1">
            <text:p>-20.41012607</text:p>
          </table:table-cell>
          <table:table-cell office:value-type="float" office:value="0" table:style-name="ce1">
            <text:p>0</text:p>
          </table:table-cell>
          <table:table-cell office:value-type="float" office:value="4.3E-3" table:style-name="ce1">
            <text:p>0.0043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office:value-type="float" office:value="12.240244542947302" table:style-name="ce1">
            <text:p>12.24024454</text:p>
          </table:table-cell>
          <table:table-cell office:value-type="float" office:value="-41.820854509811198" table:style-name="ce1">
            <text:p>-41.82085451</text:p>
          </table:table-cell>
          <table:table-cell office:value-type="float" office:value="0" table:style-name="ce1">
            <text:p>0</text:p>
          </table:table-cell>
          <table:table-cell office:value-type="float" office:value="2.16E-3" table:style-name="ce1">
            <text:p>0.0021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office:value-type="float" office:value="2.231694525653328" table:style-name="ce1">
            <text:p>2.231694526</text:p>
          </table:table-cell>
          <table:table-cell office:value-type="float" office:value="-7.5505664784604276" table:style-name="ce1">
            <text:p>-7.550566478</text:p>
          </table:table-cell>
          <table:table-cell office:value-type="float" office:value="0" table:style-name="ce1">
            <text:p>0</text:p>
          </table:table-cell>
          <table:table-cell office:value-type="float" office:value="1.1900000000000001E-2" table:style-name="ce1">
            <text:p>0.0119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office:value-type="float" office:value="5.9585731290420014" table:style-name="ce1">
            <text:p>5.958573129</text:p>
          </table:table-cell>
          <table:table-cell office:value-type="float" office:value="-19.975846566369611" table:style-name="ce1">
            <text:p>-19.97584657</text:p>
          </table:table-cell>
          <table:table-cell office:value-type="float" office:value="0" table:style-name="ce1">
            <text:p>0</text:p>
          </table:table-cell>
          <table:table-cell office:value-type="float" office:value="4.4600000000000004E-3" table:style-name="ce1">
            <text:p>0.00446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office:value-type="float" office:value="6.1870697665105778" table:style-name="ce1">
            <text:p>6.187069767</text:p>
          </table:table-cell>
          <table:table-cell office:value-type="float" office:value="-21.654642742110106" table:style-name="ce1">
            <text:p>-21.65464274</text:p>
          </table:table-cell>
          <table:table-cell office:value-type="float" office:value="0" table:style-name="ce1">
            <text:p>0</text:p>
          </table:table-cell>
          <table:table-cell office:value-type="float" office:value="4.0299999999999997E-3" table:style-name="ce1">
            <text:p>0.00403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7.1690664446751926" table:style-name="ce1">
            <text:p>7.169066445</text:p>
          </table:table-cell>
          <table:table-cell office:value-type="float" office:value="-24.255364927486585" table:style-name="ce1">
            <text:p>-24.25536493</text:p>
          </table:table-cell>
          <table:table-cell office:value-type="float" office:value="0" table:style-name="ce1">
            <text:p>0</text:p>
          </table:table-cell>
          <table:table-cell office:value-type="float" office:value="3.7100000000000002E-3" table:style-name="ce1">
            <text:p>0.0037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office:value-type="float" office:value="7.5346778839164186" table:style-name="ce1">
            <text:p>7.534677884</text:p>
          </table:table-cell>
          <table:table-cell office:value-type="float" office:value="-26.371485427699639" table:style-name="ce1">
            <text:p>-26.37148543</text:p>
          </table:table-cell>
          <table:table-cell office:value-type="float" office:value="0" table:style-name="ce1">
            <text:p>0</text:p>
          </table:table-cell>
          <table:table-cell office:value-type="float" office:value="3.32E-3" table:style-name="ce1">
            <text:p>0.00332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3.692462014939867" table:style-name="ce1">
            <text:p>3.692462015</text:p>
          </table:table-cell>
          <table:table-cell office:value-type="float" office:value="-8.1622396794364143" table:style-name="ce1">
            <text:p>-8.162239679</text:p>
          </table:table-cell>
          <table:table-cell office:value-type="float" office:value="0" table:style-name="ce1">
            <text:p>0</text:p>
          </table:table-cell>
          <table:table-cell office:value-type="float" office:value="9.6100000000000005E-3" table:style-name="ce1">
            <text:p>0.00961</text:p>
          </table:table-cell>
          <table:table-cell office:value-type="float" office:value="0.9" table:style-name="ce1">
            <text:p>0.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2"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.5728028245089583" table:style-name="ce1">
            <text:p>3.572802825</text:p>
          </table:table-cell>
          <table:table-cell office:value-type="float" office:value="-12.504792972304623" table:style-name="ce1">
            <text:p>-12.50479297</text:p>
          </table:table-cell>
          <table:table-cell office:value-type="float" office:value="0" table:style-name="ce1">
            <text:p>0</text:p>
          </table:table-cell>
          <table:table-cell office:value-type="float" office:value="7.0099999999999997E-3" table:style-name="ce1">
            <text:p>0.00701</text:p>
          </table:table-cell>
          <table:table-cell office:value-type="float" office:value="1.23" table:style-name="ce1">
            <text:p>1.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2.4592031412786559" table:style-name="ce1">
            <text:p>2.459203141</text:p>
          </table:table-cell>
          <table:table-cell office:value-type="float" office:value="-11.420557839764339" table:style-name="ce1">
            <text:p>-11.420557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530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g (pu)</text:p>
          </table:table-cell>
          <table:table-cell office:value-type="string" table:style-name="ce1">
            <text:p>Qg (pu)</text:p>
          </table:table-cell>
          <table:table-cell office:value-type="string" table:style-name="ce1">
            <text:p>Q_max (pu)</text:p>
          </table:table-cell>
          <table:table-cell office:value-type="string" table:style-name="ce1">
            <text:p>Q_min (pu)</text:p>
          </table:table-cell>
          <table:table-cell office:value-type="string" table:style-name="ce1">
            <text:p>V_set (pu)</text:p>
          </table:table-cell>
          <table:table-cell office:value-type="string" table:style-name="ce1">
            <text:p>P_max (pu)</text:p>
          </table:table-cell>
          <table:table-cell office:value-type="string" table:style-name="ce1">
            <text:p>P_min (pu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4158000000000003" table:style-name="ce1">
            <text:p>0.44158</text:p>
          </table:table-cell>
          <table:table-cell office:value-type="float" office:value="3.6230000000000005E-2" table:style-name="ce1">
            <text:p>0.03623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.45340000000000003" table:style-name="ce1">
            <text:p>0.4534</text:p>
          </table:table-cell>
          <table:table-cell office:value-type="float" office:value="3.7200000000000004E-2" table:style-name="ce1">
            <text:p>0.0372</text:p>
          </table:table-cell>
          <table:table-cell office:value-type="float" office:value="0.25" table:style-name="ce1">
            <text:p>0.25</text:p>
          </table:table-cell>
          <table:table-cell office:value-type="float" office:value="-0.04" table:style-name="ce1">
            <text:p>-0.04</text:p>
          </table:table-cell>
          <table:table-cell office:value-type="float" office:value="1.0513399999999999" table:style-name="ce1">
            <text:p>1.05134</text:p>
          </table:table-cell>
          <table:table-cell office:value-type="float" office:value="0.47499999999999998" table:style-name="ce1">
            <text:p>0.475</text:p>
          </table:table-cell>
          <table:table-cell office:value-type="float" office:value="0.18" table:style-name="ce1">
            <text:p>0.1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30549999999999999" table:style-name="ce1">
            <text:p>0.3055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-1.349E-2" table:style-name="ce1">
            <text:p>-0.01349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13" table:style-name="ce1">
            <text:p>0.13</text:p>
          </table:table-cell>
          <table:table-cell office:value-type="float" office:value="-0.12" table:style-name="ce1">
            <text:p>-0.12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128" table:style-name="ce1">
            <text:p>0.128</text:p>
          </table:table-cell>
          <table:table-cell office:value-type="float" office:value="0.03" table:style-name="ce1">
            <text:p>0.03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08" table:style-name="ce1">
            <text:p>0.08</text:p>
          </table:table-cell>
          <table:table-cell office:value-type="float" office:value="-2.7999999999999997E-2" table:style-name="ce1">
            <text:p>-0.028</text:p>
          </table:table-cell>
          <table:table-cell office:value-type="float" office:value="1.0536799999999999" table:style-name="ce1">
            <text:p>1.05368</text:p>
          </table:table-cell>
          <table:table-cell office:value-type="float" office:value="0.30549999999999999" table:style-name="ce1">
            <text:p>0.3055</text:p>
          </table:table-cell>
          <table:table-cell office:value-type="float" office:value="0.05" table:style-name="ce1">
            <text:p>0.0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.15E-3" table:style-name="ce1">
            <text:p>0.00315</text:p>
          </table:table-cell>
          <table:table-cell office:value-type="float" office:value="-1.4999999999999999E-4" table:style-name="ce1">
            <text:p>-0.00015</text:p>
          </table:table-cell>
          <table:table-cell office:value-type="float" office:value="99.99" table:style-name="ce1">
            <text:p>99.99</text:p>
          </table:table-cell>
          <table:table-cell office:value-type="float" office:value="-99.99" table:style-name="ce1">
            <text:p>-99.99</text:p>
          </table:table-cell>
          <table:table-cell office:value-type="float" office:value="1.0422" table:style-name="ce1">
            <text:p>1.0422</text:p>
          </table:table-cell>
          <table:table-cell office:value-type="float" office:value="99.99" table:style-name="ce1">
            <text:p>99.9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043999999999999" table:style-name="ce1">
            <text:p>0.37044</text:p>
          </table:table-cell>
          <table:table-cell office:value-type="float" office:value="-1.443E-2" table:style-name="ce1">
            <text:p>-0.01443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.37201999999999996" table:style-name="ce1">
            <text:p>0.37202</text:p>
          </table:table-cell>
          <table:table-cell office:value-type="float" office:value="-1.4490000000000001E-2" table:style-name="ce1">
            <text:p>-0.01449</text:p>
          </table:table-cell>
          <table:table-cell office:value-type="float" office:value="0.21" table:style-name="ce1">
            <text:p>0.21</text:p>
          </table:table-cell>
          <table:table-cell office:value-type="float" office:value="-0.126" table:style-name="ce1">
            <text:p>-0.126</text:p>
          </table:table-cell>
          <table:table-cell office:value-type="float" office:value="1.04461" table:style-name="ce1">
            <text:p>1.04461</text:p>
          </table:table-cell>
          <table:table-cell office:value-type="float" office:value="0.4" table:style-name="ce1">
            <text:p>0.4</text:p>
          </table:table-cell>
          <table:table-cell office:value-type="float" office:value="0.15" table:style-name="ce1">
            <text:p>0.1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38286999999999999" table:style-name="ce1">
            <text:p>0.38287</text:p>
          </table:table-cell>
          <table:table-cell office:value-type="float" office:value="3.3700000000000002E-3" table:style-name="ce1">
            <text:p>0.00337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-8.4000000000000005E-2" table:style-name="ce1">
            <text:p>-0.084</text:p>
          </table:table-cell>
          <table:table-cell office:value-type="float" office:value="1.0444199999999999" table:style-name="ce1">
            <text:p>1.04442</text:p>
          </table:table-cell>
          <table:table-cell office:value-type="float" office:value="0.4" table:style-name="ce1">
            <text:p>0.4</text:p>
          </table:table-cell>
          <table:table-cell office:value-type="float" office:value="1E-4" table:style-name="ce1">
            <text:p>0.000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64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7.775E-2" table:style-name="ce1">
            <text:p>0.077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0.97314999999999996" table:style-name="ce1">
            <text:p>-0.9731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1.5932400000000002" table:style-name="ce1">
            <text:p>-1.59324</text:p>
          </table:table-cell>
          <table:table-cell office:value-type="float" office:value="1.45316" table:style-name="ce1">
            <text:p>1.453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88523" table:style-name="ce1">
            <text:p>1.88523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0.20579" table:style-name="ce1">
            <text:p>-0.20579</text:p>
          </table:table-cell>
          <table:table-cell office:value-type="float" office:value="-0.11230999999999999" table:style-name="ce1">
            <text:p>-0.112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1.0890500000000001" table:style-name="ce1">
            <text:p>-1.08905</text:p>
          </table:table-cell>
          <table:table-cell office:value-type="float" office:value="0.33194000000000001" table:style-name="ce1">
            <text:p>0.3319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5905" table:style-name="ce1">
            <text:p>0.15905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1649" table:style-name="ce1">
            <text:p>0.11649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5"/>
        </table:table-row>
        <table:table-row table:number-rows-repeated="1048548" table:style-name="ro1">
          <table:table-cell table:number-columns-repeated="16384"/>
        </table:table-row>
      </table:table>
      <table:table table:name="depos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Pd (pu)</text:p>
          </table:table-cell>
          <table:table-cell office:value-type="string" table:style-name="ce1">
            <text:p>Qd (pu)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5" table:style-name="ce1"/>
          <table:table-cell office:value-type="string" table:style-name="ce1">
            <text:p>Bus</text:p>
          </table:table-cell>
          <table:table-cell office:value-type="string" table:style-name="ce1">
            <text:p>t1</text:p>
          </table:table-cell>
          <table:table-cell table:number-columns-repeated="2" table:style-name="ce1"/>
          <table:table-cell office:value-type="string" table:style-name="ce1">
            <text:p>Bus</text:p>
          </table:table-cell>
          <table:table-cell office:value-type="string" table:style-name="ce1">
            <text:p>t1</text:p>
          </table:table-cell>
          <table:table-cell table:number-columns-repeated="3" table:style-name="ce1"/>
          <table:table-cell office:value-type="string" table:style-name="ce1">
            <text:p>cont</text:p>
          </table:table-cell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table:number-columns-repeated="1635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5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2" table:style-name="ce1">
            <text:p>2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1635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3" table:style-name="ce1">
            <text:p>3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5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7.775E-2" table:style-name="ce1">
            <text:p>0.0777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4" table:style-name="ce1">
            <text:p>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7.775E-2" table:style-name="ce1">
            <text:p>0.07775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table:number-columns-repeated="1635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1635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0.97314999999999996" table:style-name="ce1">
            <text:p>-0.9731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7" table:style-name="ce1">
            <text:p>7</text:p>
          </table:table-cell>
          <table:table-cell office:value-type="float" office:value="-0.97314999999999996" table:style-name="ce1">
            <text:p>-0.9731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5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table:number-columns-repeated="1635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9" table:style-name="ce1">
            <text:p>9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5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1.5932400000000002" table:style-name="ce1">
            <text:p>-1.59324</text:p>
          </table:table-cell>
          <table:table-cell office:value-type="float" office:value="1.45316" table:style-name="ce1">
            <text:p>1.453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0" table:style-name="ce1">
            <text:p>10</text:p>
          </table:table-cell>
          <table:table-cell office:value-type="float" office:value="-1.5932400000000002" table:style-name="ce1">
            <text:p>-1.59324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.45316" table:style-name="ce1">
            <text:p>1.4531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88523" table:style-name="ce1">
            <text:p>1.88523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1" table:style-name="ce1">
            <text:p>11</text:p>
          </table:table-cell>
          <table:table-cell office:value-type="float" office:value="1.88523" table:style-name="ce1">
            <text:p>1.88523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table:number-columns-repeated="1635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0.20579" table:style-name="ce1">
            <text:p>-0.20579</text:p>
          </table:table-cell>
          <table:table-cell office:value-type="float" office:value="-0.11230999999999999" table:style-name="ce1">
            <text:p>-0.112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2" table:style-name="ce1">
            <text:p>12</text:p>
          </table:table-cell>
          <table:table-cell office:value-type="float" office:value="-0.20579" table:style-name="ce1">
            <text:p>-0.2057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-0.11230999999999999" table:style-name="ce1">
            <text:p>-0.1123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1.0890500000000001" table:style-name="ce1">
            <text:p>-1.08905</text:p>
          </table:table-cell>
          <table:table-cell office:value-type="float" office:value="0.33194000000000001" table:style-name="ce1">
            <text:p>0.3319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3" table:style-name="ce1">
            <text:p>13</text:p>
          </table:table-cell>
          <table:table-cell office:value-type="float" office:value="-1.0890500000000001" table:style-name="ce1">
            <text:p>-1.0890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0.33194000000000001" table:style-name="ce1">
            <text:p>0.33194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1635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4" table:style-name="ce1">
            <text:p>14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table:number-columns-repeated="1635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5" table:style-name="ce1">
            <text:p>15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table:number-columns-repeated="1635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6" table:style-name="ce1">
            <text:p>16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5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7" table:style-name="ce1">
            <text:p>17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6" table:style-name="ce1">
            <text:p>16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5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9" table:style-name="ce1">
            <text:p>19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table:number-columns-repeated="1635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20" table:style-name="ce1">
            <text:p>20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35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21" table:style-name="ce1">
            <text:p>21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table:number-columns-repeated="1635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23" table:style-name="ce1">
            <text:p>23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5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5905" table:style-name="ce1">
            <text:p>0.15905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25" table:style-name="ce1">
            <text:p>25</text:p>
          </table:table-cell>
          <table:table-cell office:value-type="float" office:value="0.15905" table:style-name="ce1">
            <text:p>0.15905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26" table:style-name="ce1">
            <text:p>2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27" table:style-name="ce1">
            <text:p>27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28" table:style-name="ce1">
            <text:p>28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5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29" table:style-name="ce1">
            <text:p>29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5" table:style-name="ce1">
            <text:p>25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table:number-columns-repeated="1635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1649" table:style-name="ce1">
            <text:p>0.11649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30" table:style-name="ce1">
            <text:p>30</text:p>
          </table:table-cell>
          <table:table-cell office:value-type="float" office:value="0.11649" table:style-name="ce1">
            <text:p>0.1164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6" table:style-name="ce1">
            <text:p>26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table:number-columns-repeated="1635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31" table:style-name="ce1">
            <text:p>31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" table:style-name="ce1">
            <text:p>0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table:number-columns-repeated="16359"/>
        </table:table-row>
        <table:table-row table:style-name="ro1">
          <table:table-cell table:number-columns-repeated="22" table:style-name="ce1"/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table:number-columns-repeated="16359"/>
        </table:table-row>
        <table:table-row table:style-name="ro1">
          <table:table-cell table:number-columns-repeated="22" table:style-name="ce1"/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59"/>
        </table:table-row>
        <table:table-row table:style-name="ro1">
          <table:table-cell table:number-columns-repeated="22" table:style-name="ce1"/>
          <table:table-cell office:value-type="float" office:value="30" table:style-name="ce1">
            <text:p>30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table:number-columns-repeated="16359"/>
        </table:table-row>
        <table:table-row table:style-name="ro1">
          <table:table-cell table:number-columns-repeated="22" table:style-name="ce1"/>
          <table:table-cell office:value-type="float" office:value="31" table:style-name="ce1">
            <text:p>31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3" table:style-name="ce1">
            <text:p>33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4" table:style-name="ce1">
            <text:p>34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6" table:style-name="ce1">
            <text:p>36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7" table:style-name="ce1">
            <text:p>37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table:number-columns-repeated="16359"/>
        </table:table-row>
        <table:table-row table:style-name="ro1">
          <table:table-cell table:number-columns-repeated="22"/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59"/>
        </table:table-row>
        <table:table-row table:number-rows-repeated="1048537" table:style-name="ro1">
          <table:table-cell table:number-columns-repeated="16384"/>
        </table:table-row>
      </table:table>
      <table:table table:name="Transformer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1">
            <text:p>g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sh</text:p>
          </table:table-cell>
          <table:table-cell office:value-type="string" table:style-name="ce1">
            <text:p>ratio</text:p>
          </table:table-cell>
          <table:table-cell office:value-type="string" table:style-name="ce1">
            <text:p>rmin</text:p>
          </table:table-cell>
          <table:table-cell office:value-type="string" table:style-name="ce1">
            <text:p>rmax</text:p>
          </table:table-cell>
          <table:table-cell office:value-type="string" table:style-name="ce1">
            <text:p>Snom</text:p>
          </table:table-cell>
          <table:table-cell office:value-type="string" table:style-name="ce1">
            <text:p>BStatus0</text:p>
          </table:table-cell>
          <table:table-cell table:number-columns-repeated="16374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12560065573007781" table:style-name="ce1">
            <text:p>0.125600656</text:p>
          </table:table-cell>
          <table:table-cell office:value-type="float" office:value="-3.7257451427221069" table:style-name="ce1">
            <text:p>-3.725745143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.12560065573007781" table:style-name="ce1">
            <text:p>0.125600656</text:p>
          </table:table-cell>
          <table:table-cell office:value-type="float" office:value="-3.7257451427221069" table:style-name="ce1">
            <text:p>-3.725745143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650794250290333" table:style-name="ce1">
            <text:p>0.336507943</text:p>
          </table:table-cell>
          <table:table-cell office:value-type="float" office:value="-14.281745732655713" table:style-name="ce1">
            <text:p>-14.28174573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0" table:style-name="ce1">
            <text:p>30</text:p>
          </table:table-cell>
          <table:table-cell office:value-type="float" office:value="0.33559982498102015" table:style-name="ce1">
            <text:p>0.335599825</text:p>
          </table:table-cell>
          <table:table-cell office:value-type="float" office:value="-14.28176806210581" table:style-name="ce1">
            <text:p>-14.28176806</text:p>
          </table:table-cell>
          <table:table-cell office:value-type="float" office:value="0" table:style-name="ce1">
            <text:p>0</text:p>
          </table:table-cell>
          <table:table-cell office:value-type="float" office:value="0.99191304300000005" table:style-name="ce1">
            <text:p>0.9919130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.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38498456467537306" table:style-name="ce1">
            <text:p>0.384984565</text:p>
          </table:table-cell>
          <table:table-cell office:value-type="float" office:value="-23.489433967962736" table:style-name="ce1">
            <text:p>-23.48943397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0.41041533675880781" table:style-name="ce1">
            <text:p>0.410415337</text:p>
          </table:table-cell>
          <table:table-cell office:value-type="float" office:value="-24.05424778228781" table:style-name="ce1">
            <text:p>-24.05424778</text:p>
          </table:table-cell>
          <table:table-cell office:value-type="float" office:value="0" table:style-name="ce1">
            <text:p>0</text:p>
          </table:table-cell>
          <table:table-cell office:value-type="float" office:value="0.95652173900000004" table:style-name="ce1">
            <text:p>0.9565217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2579409235389672" table:style-name="ce1">
            <text:p>0.325794092</text:p>
          </table:table-cell>
          <table:table-cell office:value-type="float" office:value="-24.507635773987261" table:style-name="ce1">
            <text:p>-24.50763577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4" table:style-name="ce1">
            <text:p>14</text:p>
          </table:table-cell>
          <table:table-cell office:value-type="float" office:value="0.31721880196101532" table:style-name="ce1">
            <text:p>0.317218802</text:p>
          </table:table-cell>
          <table:table-cell office:value-type="float" office:value="-24.547888362798922" table:style-name="ce1">
            <text:p>-24.54788836</text:p>
          </table:table-cell>
          <table:table-cell office:value-type="float" office:value="0" table:style-name="ce1">
            <text:p>0</text:p>
          </table:table-cell>
          <table:table-cell office:value-type="float" office:value="0.97852173899999995" table:style-name="ce1">
            <text:p>0.9785217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0.3616444017120623" table:style-name="ce1">
            <text:p>0.361644402</text:p>
          </table:table-cell>
          <table:table-cell office:value-type="float" office:value="-31.493993584360279" table:style-name="ce1">
            <text:p>-31.49399358</text:p>
          </table:table-cell>
          <table:table-cell office:value-type="float" office:value="0" table:style-name="ce1">
            <text:p>0</text:p>
          </table:table-cell>
          <table:table-cell office:value-type="float" office:value="0.94761904799999996" table:style-name="ce1">
            <text:p>0.9476190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9" table:style-name="ce1">
            <text:p>19</text:p>
          </table:table-cell>
          <table:table-cell office:value-type="float" office:value="0.1102914782827778" table:style-name="ce1">
            <text:p>0.110291478</text:p>
          </table:table-cell>
          <table:table-cell office:value-type="float" office:value="-1.7984239316520509" table:style-name="ce1">
            <text:p>-1.79842393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0.10456283401089878" table:style-name="ce1">
            <text:p>0.104562834</text:p>
          </table:table-cell>
          <table:table-cell office:value-type="float" office:value="-1.7512662664025096" table:style-name="ce1">
            <text:p>-1.75126626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9.0802676507638888E-2" table:style-name="ce1">
            <text:p>0.090802677</text:p>
          </table:table-cell>
          <table:table-cell office:value-type="float" office:value="-1.8781471764247348" table:style-name="ce1">
            <text:p>-1.878147176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2" table:style-name="ce1">
            <text:p>0.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0.15147665357627896" table:style-name="ce1">
            <text:p>0.151476654</text:p>
          </table:table-cell>
          <table:table-cell office:value-type="float" office:value="-1.8950954620936098" table:style-name="ce1">
            <text:p>-1.895095462</text:p>
          </table:table-cell>
          <table:table-cell office:value-type="float" office:value="0" table:style-name="ce1">
            <text:p>0</text:p>
          </table:table-cell>
          <table:table-cell office:value-type="float" office:value="1.03030303" table:style-name="ce1">
            <text:p>1.030303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62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t1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6989999999999995E-2" table:style-name="ce1">
            <text:p>0.0369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25396999999999997" table:style-name="ce1">
            <text:p>0.2539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.38622000000000001" table:style-name="ce1">
            <text:p>0.3862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.46624000000000004" table:style-name="ce1">
            <text:p>0.4662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9.8160000000000011E-2" table:style-name="ce1">
            <text:p>0.0981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-0.97314999999999996" table:style-name="ce1">
            <text:p>-0.9731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-0.18896000000000002" table:style-name="ce1">
            <text:p>-0.1889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.32695000000000002" table:style-name="ce1">
            <text:p>0.3269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-1.5932400000000002" table:style-name="ce1">
            <text:p>-1.5932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88523" table:style-name="ce1">
            <text:p>1.8852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0.20579" table:style-name="ce1">
            <text:p>-0.2057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1.0890500000000001" table:style-name="ce1">
            <text:p>-1.0890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4.3179999999999996E-2" table:style-name="ce1">
            <text:p>0.04318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.33230999999999999" table:style-name="ce1">
            <text:p>0.3323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.224999999999999E-2" table:style-name="ce1">
            <text:p>0.0822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1.6000000000000001E-4" table:style-name="ce1">
            <text:p>-0.0001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4.3250000000000004E-2" table:style-name="ce1">
            <text:p>0.0432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.6600000000000005E-2" table:style-name="ce1">
            <text:p>0.096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.30047999999999997" table:style-name="ce1">
            <text:p>0.30048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.14774999999999999" table:style-name="ce1">
            <text:p>0.1477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.15905" table:style-name="ce1">
            <text:p>0.1590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8.0600000000000012E-3" table:style-name="ce1">
            <text:p>-0.0080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21279000000000001" table:style-name="ce1">
            <text:p>0.2127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7.1059999999999998E-2" table:style-name="ce1">
            <text:p>0.0710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5.7069999999999996E-2" table:style-name="ce1">
            <text:p>0.0570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.11649" table:style-name="ce1">
            <text:p>0.1164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62909000000000004" table:style-name="ce1">
            <text:p>0.6290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548" table:style-name="ro1">
          <table:table-cell table:number-columns-repeated="16384"/>
        </table:table-row>
      </table:table>
      <table:table table:name="Q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t1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3.1530000000000002E-2" table:style-name="ce1">
            <text:p>0.0315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-4.0000000000000001E-3" table:style-name="ce1">
            <text:p>-0.00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2.3789999999999999E-2" table:style-name="ce1">
            <text:p>0.0237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.775E-2" table:style-name="ce1">
            <text:p>0.07775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8530000000000001E-2" table:style-name="ce1">
            <text:p>0.0185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.28754000000000002" table:style-name="ce1">
            <text:p>0.2875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.3189999999999999E-2" table:style-name="ce1">
            <text:p>0.0431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45316" table:style-name="ce1">
            <text:p>1.4531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-1.4599999999999999E-3" table:style-name="ce1">
            <text:p>-0.0014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-0.11230999999999999" table:style-name="ce1">
            <text:p>-0.1123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33194000000000001" table:style-name="ce1">
            <text:p>0.33194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-7.3590000000000003E-2" table:style-name="ce1">
            <text:p>-0.07359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.9070000000000001E-2" table:style-name="ce1">
            <text:p>0.0390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-1.0999999999999999E-4" table:style-name="ce1">
            <text:p>-0.0001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-1.5269999999999999E-2" table:style-name="ce1">
            <text:p>-0.0152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-5.1600000000000005E-3" table:style-name="ce1">
            <text:p>-0.0051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-6.3000000000000003E-4" table:style-name="ce1">
            <text:p>-0.0006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.8309999999999997E-2" table:style-name="ce1">
            <text:p>0.03831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-3.5799999999999998E-3" table:style-name="ce1">
            <text:p>-0.00358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7729999999999999E-2" table:style-name="ce1">
            <text:p>0.0177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2.1030000000000004E-2" table:style-name="ce1">
            <text:p>0.0210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8520000000000002E-2" table:style-name="ce1">
            <text:p>0.01852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0580000000000001E-2" table:style-name="ce1">
            <text:p>0.01058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.4860000000000004E-2" table:style-name="ce1">
            <text:p>0.02486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.0169999999999991E-2" table:style-name="ce1">
            <text:p>0.08017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.12673000000000001" table:style-name="ce1">
            <text:p>0.12673</text:p>
          </table:table-cell>
          <table:table-cell office:value-type="float" office:value="0" table:style-name="ce1">
            <text:p>0</text:p>
          </table:table-cell>
          <table:table-cell table:number-columns-repeated="16381"/>
        </table:table-row>
        <table:table-row table:number-rows-repeated="1048548" table:style-name="ro1">
          <table:table-cell table:number-columns-repeated="16384"/>
        </table:table-row>
      </table:table>
      <table:table table:name="Base_MV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ase_MVA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  <table:table table:name="shunt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bsh0</text:p>
          </table:table-cell>
          <table:table-cell office:value-type="string" table:style-name="ce1">
            <text:p>bshmin</text:p>
          </table:table-cell>
          <table:table-cell office:value-type="string" table:style-name="ce1">
            <text:p>bshmax</text:p>
          </table:table-cell>
          <table:table-cell table:number-columns-repeated="16380"/>
        </table:table-row>
        <table:table-row table:number-rows-repeated="1048575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ont</text:p>
          </table:table-cell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1638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table:number-columns-repeated="1638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3" table:style-name="ce1">
            <text:p>13</text:p>
          </table:table-cell>
          <table:table-cell table:number-columns-repeated="1638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7" table:style-name="ce1">
            <text:p>7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8" table:style-name="ce1">
            <text:p>8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9" table:style-name="ce1">
            <text:p>9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11" table:style-name="ce1">
            <text:p>11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4" table:style-name="ce1">
            <text:p>14</text:p>
          </table:table-cell>
          <table:table-cell office:value-type="float" office:value="21" table:style-name="ce1">
            <text:p>21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16" table:style-name="ce1">
            <text:p>16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7" table:style-name="ce1">
            <text:p>17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22" table:style-name="ce1">
            <text:p>22</text:p>
          </table:table-cell>
          <table:table-cell office:value-type="float" office:value="24" table:style-name="ce1">
            <text:p>24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number-rows-repeated="1048542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number-rows-repeated="1048575" table:style-name="ro1">
          <table:table-cell table:number-columns-repeated="16384"/>
        </table:table-row>
      </table:table>
      <table:database-ranges>
        <table:database-range table:target-range-address="Buses.A3:Buses.I32">
          <table:sort>
            <table:sort-by table:field-number="0"/>
          </table:sort>
        </table:database-range>
        <table:database-range table:target-range-address="Lines.A3:Lines.I46">
          <table:sort>
            <table:sort-by table:field-number="0"/>
          </table:sort>
        </table:database-range>
        <table:database-range table:target-range-address="Gens.A3:Gens.K12">
          <table:sort>
            <table:sort-by table:field-number="0"/>
          </table:sort>
        </table:database-range>
        <table:database-range table:target-range-address="Loads.A3:Loads.I28">
          <table:sort>
            <table:sort-by table:field-number="0"/>
          </table:sort>
        </table:database-range>
        <table:database-range table:target-range-address="Transformers.A3:Transformers.K14">
          <table:sort>
            <table:sort-by table:field-number="0"/>
          </table:sort>
        </table:database-range>
        <table:database-range table:target-range-address="P_Profiles_Load.A3:P_Profiles_Load.C28">
          <table:sort>
            <table:sort-by table:field-number="0"/>
          </table:sort>
        </table:database-range>
        <table:database-range table:target-range-address="Q_Profiles_Load.A3:Q_Profiles_Load.C28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dc:creator>Mohammad Iman ALIZADEH</dc:creator>
    <meta:creation-date>2022-03-28T19:00:00Z</meta:creation-date>
    <dc:date>2022-03-28T17:21:10Z</dc:date>
    <meta:editing-cycles>173</meta:editing-cycles>
  </office:meta>
</office:document-meta>
</file>